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2.976cm" style:rel-column-width="11471*"/>
    </style:style>
    <style:style style:name="表1.C" style:family="table-column">
      <style:table-column-properties style:column-width="13.12cm" style:rel-column-width="5057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text-properties style:font-name="Verdana" fo:font-size="14pt" style:font-size-asian="14pt" style:font-size-complex="14pt"/>
    </style:style>
    <style:style style:name="P15" style:family="paragraph" style:parent-style-name="Table_20_Contents">
      <style:text-properties fo:font-size="14pt" style:font-name-asian="Arial" style:font-size-asian="14pt" style:font-size-complex="14pt"/>
    </style:style>
    <style:style style:name="P16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">
      <style:text-properties fo:font-size="14pt" style:font-name-asian="Arial" style:font-size-asian="14pt" style:language-asian="ja" style:country-asian="JP" style:font-size-complex="14pt"/>
    </style:style>
    <style:style style:name="P30" style:family="paragraph" style:parent-style-name="Standard" style:list-style-name="L7">
      <style:text-properties fo:font-size="14pt" style:font-name-asian="Arial" style:font-size-asian="14pt" style:language-asian="ja" style:country-asian="JP" style:font-size-complex="14pt"/>
    </style:style>
    <style:style style:name="P31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3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3" style:family="paragraph" style:parent-style-name="Table_20_Contents" style:list-style-name="L2"/>
    <style:style style:name="P34" style:family="paragraph" style:parent-style-name="Table_20_Contents" style:list-style-name="L2">
      <style:text-properties fo:font-size="14pt" style:font-name-asian="Arial" style:font-size-asian="14pt" style:font-size-complex="14pt"/>
    </style:style>
    <style:style style:name="P35" style:family="paragraph" style:parent-style-name="Table_20_Contents" style:list-style-name="L3">
      <style:text-properties fo:font-size="14pt" style:font-name-asian="Arial" style:font-size-asian="14pt" style:font-size-complex="14pt"/>
    </style:style>
    <style:style style:name="P36" style:family="paragraph" style:parent-style-name="Table_20_Contents" style:list-style-name="L4">
      <style:text-properties fo:font-size="14pt" style:font-name-asian="Arial" style:font-size-asian="14pt" style:font-size-complex="14pt"/>
    </style:style>
    <style:style style:name="P37" style:family="paragraph" style:parent-style-name="Table_20_Contents" style:list-style-name="L5">
      <style:text-properties fo:font-size="14p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language-asian="ja" style:country-asian="JP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11">---------------------------------------------------------------------------</text:p>
      <text:p text:style-name="P13">res free# JVEMV6 37#20_1 / 37. miscs / 20. philosophy / 20191211_084633</text:p>
      <text:p text:style-name="P4"/>
      <text:p text:style-name="P4">[do]</text:p>
      <text:list xml:id="list131181961013260081" text:style-name="L1">
        <text:list-item>
          <text:p text:style-name="P20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table:number-rows-spanned="4" office:value-type="string">
            <text:p text:style-name="P16">意味</text:p>
          </table:table-cell>
          <table:table-cell table:style-name="表1.C1" office:value-type="string">
            <text:list xml:id="list3360499297216463625" text:style-name="L2">
              <text:list-item>
                <text:p text:style-name="P34">ひとつひとつに</text:p>
              </text:list-item>
              <text:list-item>
                <text:p text:style-name="P34">宿っている、とされる</text:p>
              </text:list-item>
              <text:list-item>
                <text:p text:style-name="P34">超自然的な</text:p>
              </text:list-item>
              <text:list-item>
                <text:p text:style-name="P33"><text:span text:style-name="T3">存在</text:span><text:span text:style-name="T3"><text:note text:id="ftn1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covered-table-cell/>
          <table:table-cell table:style-name="表1.C2" office:value-type="string">
            <text:list xml:id="list7892975008654501536" text:style-name="L3">
              <text:list-item>
                <text:p text:style-name="P35">万物の</text:p>
              </text:list-item>
              <text:list-item>
                <text:p text:style-name="P35">根源をなしている、とされる</text:p>
              </text:list-item>
              <text:list-item>
                <text:p text:style-name="P35">不思議な</text:p>
              </text:list-item>
              <text:list-item>
                <text:p text:style-name="P35">気<text:note text:id="ftn2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covered-table-cell/>
          <table:table-cell table:style-name="表1.C2" office:value-type="string">
            <text:list xml:id="list3086993089596843157" text:style-name="L4">
              <text:list-item>
                <text:p text:style-name="P36">肉体から</text:p>
              </text:list-item>
              <text:list-item>
                <text:p text:style-name="P36">解放された</text:p>
              </text:list-item>
              <text:list-item>
                <text:p text:style-name="P36">自由な</text:p>
              </text:list-item>
              <text:list-item>
                <text:p text:style-name="P36">霊<text:note text:id="ftn3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covered-table-cell/>
          <table:table-cell table:style-name="表1.C2" office:value-type="string">
            <text:list xml:id="list4362808017137276719" text:style-name="L5">
              <text:list-item>
                <text:p text:style-name="P37">「 と こ よ (<text:span text:style-name="T4">常世</text:span>)」 に</text:p>
              </text:list-item>
              <text:list-item>
                <text:p text:style-name="P37">旅立った</text:p>
              </text:list-item>
              <text:list-item>
                <text:p text:style-name="P37">霊魂<text:span text:style-name="T4">　=&gt;　「しょうりょう」</text:span></text:p>
              </text:list-item>
            </text:list>
          </table:table-cell>
        </table:table-row>
      </table:table>
      <text:list xml:id="list43754389" text:continue-list="list131181961013260081" text:style-name="L1">
        <text:list-item>
          <text:list>
            <text:list-item>
              <text:p text:style-name="P29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20"><text:span text:style-name="T4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3422005551312284271" text:style-name="L6">
        <text:list-item>
          <text:p text:style-name="P21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21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21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21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21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2">/ 20191211_094642</text:span>]</text:p>
      <text:p text:style-name="P4"/>
      <text:p text:style-name="P4"/>
      <text:p text:style-name="P4"><text:soft-page-break/></text:p>
      <text:p text:style-name="P2"/>
      <text:p text:style-name="P11">---------------------------------------------------------------------------</text:p>
      <text:p text:style-name="P13">res free# JVEMV6 37#20_2 / 37. miscs / 20. philosophy / 20191213_082840</text:p>
      <text:p text:style-name="P4"/>
      <text:p text:style-name="P4">[do]</text:p>
      <text:list xml:id="list4301514267793303852" text:style-name="L7">
        <text:list-item>
          <text:p text:style-name="P30">ナホム</text:p>
          <text:list>
            <text:list-item>
              <text:p text:style-name="P22"><text:a xlink:type="simple" xlink:href="https://ko.wikipedia.org/wiki/나훔서" text:style-name="Internet_20_link" text:visited-style-name="Visited_20_Internet_20_Link">https://ko.wikipedia.org/wiki/나훔서</text:a></text:p>
            </text:list-item>
            <text:list-item>
              <text:p text:style-name="P22"/>
            </text:list-item>
          </text:list>
        </text:list-item>
      </text:list>
      <text:p text:style-name="P4"/>
      <text:p text:style-name="P4">[next]</text:p>
      <text:list xml:id="list2189692709375769585" text:style-name="L8">
        <text:list-item>
          <text:p text:style-name="P23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2"/>
      <text:p text:style-name="P4"/>
      <text:p text:style-name="P11">---------------------------------------------------------------------------</text:p>
      <text:p text:style-name="P13">res free# JVEMV6 37#20_3 / 37. miscs / 20. philosophy / 20191215_091101</text:p>
      <text:p text:style-name="P4"/>
      <text:p text:style-name="P4">[do]</text:p>
      <text:list xml:id="list6816871388529263348" text:style-name="L9">
        <text:list-item>
          <text:p text:style-name="P24"><text:a xlink:type="simple" xlink:href="https://ko.wikipedia.org/wiki/바뤼흐_스피노자" text:style-name="Internet_20_link" text:visited-style-name="Visited_20_Internet_20_Link">https://ko.wikipedia.org/wiki/바뤼흐_스피노자</text:a></text:p>
          <text:list>
            <text:list-item>
              <text:p text:style-name="P24"><text:a xlink:type="simple" xlink:href="https://ko.wikipedia.org/wiki/바뤼흐_스피노자#신" text:style-name="Internet_20_link" text:visited-style-name="Visited_20_Internet_20_Link">https://ko.wikipedia.org/wiki/바뤼흐_스피노자#신</text:a></text:p>
            </text:list-item>
            <text:list-item>
              <text:p text:style-name="P24"><text:a xlink:type="simple" xlink:href="https://ko.wikipedia.org/wiki/바뤼흐_스피노자#코나투스" text:style-name="Internet_20_link" text:visited-style-name="Visited_20_Internet_20_Link">https://ko.wikipedia.org/wiki/바뤼흐_스피노자#코나투스</text:a></text:p>
            </text:list-item>
          </text:list>
        </text:list-item>
      </text:list>
      <text:p text:style-name="P4"/>
      <text:p text:style-name="P4"/>
      <text:p text:style-name="P4">[next]</text:p>
      <text:list xml:id="list262107525287754551" text:style-name="L10">
        <text:list-item>
          <text:p text:style-name="P25">ANY</text:p>
        </text:list-item>
      </text:list>
      <text:p text:style-name="P4"/>
      <text:p text:style-name="P4"/>
      <text:p text:style-name="P4"/>
      <text:p text:style-name="P4">[<text:span text:style-name="T2">/ 20191215_091725</text:span>]</text:p>
      <text:p text:style-name="P4"/>
      <text:p text:style-name="P4"/>
      <text:p text:style-name="P2"/>
      <text:p text:style-name="P11">---------------------------------------------------------------------------</text:p>
      <text:p text:style-name="P13">res free# JVEMV6 37#20_4 / 37. miscs / 20. philosophy / 20191215_232603</text:p>
      <text:p text:style-name="P4"/>
      <text:p text:style-name="P4"><text:soft-page-break/>[do]</text:p>
      <text:list xml:id="list238918804780983933" text:style-name="L13">
        <text:list-item>
          <text:p text:style-name="P31">サラスヴァティー</text:p>
          <text:list>
            <text:list-item>
              <text:p text:style-name="P31"><text:a xlink:type="simple" xlink:href="https://hi.wikipedia.org/wiki/दय" text:style-name="Internet_20_link" text:visited-style-name="Visited_20_Internet_20_Link">https://hi.wikipedia.org/wiki/दय</text:a>ानन्द_सरस्वती</text:p>
            </text:list-item>
            <text:list-item>
              <text:p text:style-name="P31"/>
            </text:list-item>
            <text:list-item>
              <text:p text:style-name="P31"/>
            </text:list-item>
          </text:list>
        </text:list-item>
      </text:list>
      <text:p text:style-name="P4"/>
      <text:p text:style-name="P4">[next]</text:p>
      <text:list xml:id="list8903903760803082354" text:style-name="L11">
        <text:list-item>
          <text:p text:style-name="P26">ANY</text:p>
        </text:list-item>
      </text:list>
      <text:p text:style-name="P4"/>
      <text:p text:style-name="P4"/>
      <text:p text:style-name="P4">[<text:span text:style-name="T2">/ 20191215_235530</text:span>]</text:p>
      <text:p text:style-name="P4"/>
      <text:p text:style-name="P4"/>
      <text:p text:style-name="P2">@@@</text:p>
      <text:p text:style-name="P11">---------------------------------------------------------------------------</text:p>
      <text:p text:style-name="P13">res free# JVEMV6 37#20_5 / 37. miscs / 20. philosophy / XXXX</text:p>
      <text:p text:style-name="P4"/>
      <text:p text:style-name="P4">[do]</text:p>
      <text:list xml:id="list43760672" text:continue-list="list43754389" text:style-name="L1">
        <text:list-item>
          <text:p text:style-name="P20"/>
        </text:list-item>
      </text:list>
      <text:p text:style-name="P4"/>
      <text:p text:style-name="P4">[next]</text:p>
      <text:list xml:id="list112761250811026281" text:style-name="L14">
        <text:list-item>
          <text:p text:style-name="P28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10"/>
      <text:p text:style-name="P3"/>
      <text:p text:style-name="P1"/>
      <text:p text:style-name="P9">----------------------------------------------- [TEMPLATE] 20191203_084752</text:p>
      <text:p text:style-name="P11">---------------------------------------------------------------------------</text:p>
      <text:p text:style-name="P13">res free# JVEMV6 37#20_XX / 37. miscs / 20. philosophy / XXXX</text:p>
      <text:p text:style-name="P4"/>
      <text:p text:style-name="P4">[do]</text:p>
      <text:list xml:id="list43764785" text:continue-list="list43760672" text:style-name="L1">
        <text:list-item>
          <text:p text:style-name="P20"/>
        </text:list-item>
      </text:list>
      <text:p text:style-name="P4"/>
      <text:p text:style-name="P4">[next]</text:p>
      <text:list xml:id="list4844632441564960969" text:style-name="L12">
        <text:list-item>
          <text:p text:style-name="P27"/>
        </text:list-item>
      </text:list>
      <text:p text:style-name="P4"><text:soft-page-break/></text:p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4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5T23:56:01.73</dc:date>
    <dc:creator>iwabuchi ken</dc:creator>
    <meta:editing-duration>PT3H57M55S</meta:editing-duration>
    <meta:editing-cycles>13</meta:editing-cycles>
    <meta:generator>OpenOffice/4.1.3$Win32 OpenOffice.org_project/413m1$Build-9783</meta:generator>
    <meta:document-statistic meta:table-count="2" meta:image-count="0" meta:object-count="0" meta:page-count="4" meta:paragraph-count="73" meta:word-count="384" meta:character-count="2250"/>
  </office:meta>
</office:document-meta>
</file>